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ackground-color="#33ff99"/>
    </style:style>
    <style:style style:name="ce6" style:family="table-cell" style:parent-style-name="Default" style:data-style-name="N110"/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>
      <style:table-cell-properties fo:background-color="#33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ce4"/>
          <table:table-cell/>
          <table:table-cell table:style-name="ce8" office:value-type="string">
            <text:p>Orbit Tim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Distance from Orbit</text:p>
          </table:table-cell>
          <table:table-cell table:style-name="ce4" office:value-type="string">
            <text:p>Rel %</text:p>
          </table:table-cell>
          <table:table-cell/>
          <table:table-cell table:style-name="ce8" office:value-type="string">
            <text:p>Seconds</text:p>
          </table:table-cell>
          <table:table-cell table:style-name="ce8" office:value-type="string">
            <text:p>Minutes</text:p>
          </table:table-cell>
          <table:table-cell table:style-name="ce8" office:value-type="string">
            <text:p>Hours</text:p>
          </table:table-cell>
          <table:table-cell table:style-name="ce8" office:value-type="string">
            <text:p>Days</text:p>
          </table:table-cell>
          <table:table-cell table:style-name="ce8" office:value-type="string">
            <text:p>Weeks</text:p>
          </table:table-cell>
          <table:table-cell table:style-name="ce8" office:value-type="string">
            <text:p>Months</text:p>
          </table:table-cell>
          <table:table-cell table:style-name="ce8" office:value-type="string">
            <text:p>Years</text:p>
          </table:table-cell>
          <table:table-cell table:style-name="ce8" office:value-type="string">
            <text:p>Scaled (S)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float" office:value="0">
            <text:p>0</text:p>
          </table:table-cell>
          <table:table-cell table:style-name="ce5" table:formula="of:=[.B3]/[.$B$13]" office:value-type="percentage" office:value="0">
            <text:p>0.00%</text:p>
          </table:table-cell>
          <table:table-cell/>
          <table:table-cell table:style-name="ce9" table:formula="of:=[.F3]*60" office:value-type="float" office:value="0">
            <text:p>0.00</text:p>
          </table:table-cell>
          <table:table-cell table:style-name="ce9" table:formula="of:=[.G3]*60" office:value-type="float" office:value="0">
            <text:p>0.00</text:p>
          </table:table-cell>
          <table:table-cell table:style-name="ce9" table:formula="of:=[.H3]*24" office:value-type="float" office:value="0">
            <text:p>0.00</text:p>
          </table:table-cell>
          <table:table-cell table:style-name="ce9" table:formula="of:=[.I3]*7" office:value-type="float" office:value="0">
            <text:p>0.00</text:p>
          </table:table-cell>
          <table:table-cell table:style-name="ce9" table:formula="of:=[.K3]*52" office:value-type="float" office:value="0">
            <text:p>0.00</text:p>
          </table:table-cell>
          <table:table-cell table:style-name="ce9" office:value-type="float" office:value="0">
            <text:p>0.00</text:p>
          </table:table-cell>
          <table:table-cell table:style-name="ce9" table:formula="of:=[.J3]/12" office:value-type="float" office:value="0">
            <text:p>0.00</text:p>
          </table:table-cell>
          <table:table-cell table:style-name="ce10" table:formula="of:=[.J3]" office:value-type="float" office:value="0">
            <text:p>0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36800000">
            <text:p>36,800,000</text:p>
          </table:table-cell>
          <table:table-cell table:style-name="ce5" table:formula="of:=[.B4]/[.$B$13]" office:value-type="percentage" office:value="0.0100269747418326">
            <text:p>1.00%</text:p>
          </table:table-cell>
          <table:table-cell/>
          <table:table-cell table:style-name="ce9" table:formula="of:=[.F4]*60" office:value-type="float" office:value="7862400">
            <text:p>7,862,400.00</text:p>
          </table:table-cell>
          <table:table-cell table:style-name="ce9" table:formula="of:=[.G4]*60" office:value-type="float" office:value="131040">
            <text:p>131,040.00</text:p>
          </table:table-cell>
          <table:table-cell table:style-name="ce9" table:formula="of:=[.H4]*24" office:value-type="float" office:value="2184">
            <text:p>2,184.00</text:p>
          </table:table-cell>
          <table:table-cell table:style-name="ce9" table:formula="of:=[.I4]*7" office:value-type="float" office:value="91">
            <text:p>91.00</text:p>
          </table:table-cell>
          <table:table-cell table:style-name="ce9" table:formula="of:=[.K4]*52" office:value-type="float" office:value="13">
            <text:p>13.00</text:p>
          </table:table-cell>
          <table:table-cell table:style-name="ce9" office:value-type="float" office:value="3">
            <text:p>3.00</text:p>
          </table:table-cell>
          <table:table-cell table:style-name="ce9" table:formula="of:=[.J4]/12" office:value-type="float" office:value="0.25">
            <text:p>0.25</text:p>
          </table:table-cell>
          <table:table-cell table:style-name="ce10" table:formula="of:=[.J4]" office:value-type="float" office:value="3">
            <text:p>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67200000">
            <text:p>67,200,000</text:p>
          </table:table-cell>
          <table:table-cell table:style-name="ce5" table:formula="of:=[.B5]/[.$B$13]" office:value-type="percentage" office:value="0.0183101277894335">
            <text:p>1.83%</text:p>
          </table:table-cell>
          <table:table-cell/>
          <table:table-cell table:style-name="ce9" table:formula="of:=[.F5]*60" office:value-type="float" office:value="18345600">
            <text:p>18,345,600.00</text:p>
          </table:table-cell>
          <table:table-cell table:style-name="ce9" table:formula="of:=[.G5]*60" office:value-type="float" office:value="305760">
            <text:p>305,760.00</text:p>
          </table:table-cell>
          <table:table-cell table:style-name="ce9" table:formula="of:=[.H5]*24" office:value-type="float" office:value="5096">
            <text:p>5,096.00</text:p>
          </table:table-cell>
          <table:table-cell table:style-name="ce9" table:formula="of:=[.I5]*7" office:value-type="float" office:value="212.333333333333">
            <text:p>212.33</text:p>
          </table:table-cell>
          <table:table-cell table:style-name="ce9" table:formula="of:=[.K5]*52" office:value-type="float" office:value="30.3333333333333">
            <text:p>30.33</text:p>
          </table:table-cell>
          <table:table-cell table:style-name="ce9" office:value-type="float" office:value="7">
            <text:p>7.00</text:p>
          </table:table-cell>
          <table:table-cell table:style-name="ce9" table:formula="of:=[.J5]/12" office:value-type="float" office:value="0.583333333333333">
            <text:p>0.58</text:p>
          </table:table-cell>
          <table:table-cell table:style-name="ce10" table:formula="of:=[.J5]" office:value-type="float" office:value="7">
            <text:p>7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93000000">
            <text:p>93,000,000</text:p>
          </table:table-cell>
          <table:table-cell table:style-name="ce5" table:formula="of:=[.B6]/[.$B$13]" office:value-type="percentage" office:value="0.0253399089943053">
            <text:p>2.53%</text:p>
          </table:table-cell>
          <table:table-cell/>
          <table:table-cell table:style-name="ce9" table:formula="of:=[.F6]*60" office:value-type="float" office:value="31449600">
            <text:p>31,449,600.00</text:p>
          </table:table-cell>
          <table:table-cell table:style-name="ce9" table:formula="of:=[.G6]*60" office:value-type="float" office:value="524160">
            <text:p>524,160.00</text:p>
          </table:table-cell>
          <table:table-cell table:style-name="ce9" table:formula="of:=[.H6]*24" office:value-type="float" office:value="8736">
            <text:p>8,736.00</text:p>
          </table:table-cell>
          <table:table-cell table:style-name="ce9" table:formula="of:=[.I6]*7" office:value-type="float" office:value="364">
            <text:p>364.00</text:p>
          </table:table-cell>
          <table:table-cell table:style-name="ce9" table:formula="of:=[.K6]*52" office:value-type="float" office:value="52">
            <text:p>52.00</text:p>
          </table:table-cell>
          <table:table-cell table:style-name="ce9" office:value-type="float" office:value="12">
            <text:p>12.00</text:p>
          </table:table-cell>
          <table:table-cell table:style-name="ce9" table:formula="of:=[.J6]/12" office:value-type="float" office:value="1">
            <text:p>1.00</text:p>
          </table:table-cell>
          <table:table-cell table:style-name="ce10" table:formula="of:=[.J6]" office:value-type="float" office:value="12">
            <text:p>12</text:p>
          </table:table-cell>
        </table:table-row>
        <table:table-row table:style-name="ro2">
          <table:table-cell office:value-type="string">
            <text:p>Moon</text:p>
          </table:table-cell>
          <table:table-cell table:style-name="ce3" office:value-type="float" office:value="238855.086">
            <text:p>238,855</text:p>
          </table:table-cell>
          <table:table-cell table:style-name="ce5" table:formula="of:=[.B7]/[.$B$13]" office:value-type="percentage" office:value="0.0000650813563663115">
            <text:p>0.01%</text:p>
          </table:table-cell>
          <table:table-cell/>
          <table:table-cell table:style-name="ce9" table:formula="of:=[.F7]*60" office:value-type="float" office:value="2332800">
            <text:p>2,332,800.00</text:p>
          </table:table-cell>
          <table:table-cell table:style-name="ce9" table:formula="of:=[.G7]*60" office:value-type="float" office:value="38880">
            <text:p>38,880.00</text:p>
          </table:table-cell>
          <table:table-cell table:style-name="ce9" table:formula="of:=[.H7]*24" office:value-type="float" office:value="648">
            <text:p>648.00</text:p>
          </table:table-cell>
          <table:table-cell table:style-name="ce9" office:value-type="float" office:value="27">
            <text:p>27.00</text:p>
          </table:table-cell>
          <table:table-cell table:style-name="ce9" table:formula="of:=[.H7]/7" office:value-type="float" office:value="3.85714285714286">
            <text:p>3.86</text:p>
          </table:table-cell>
          <table:table-cell table:style-name="ce9" table:formula="of:=[.K7]/12" office:value-type="float" office:value="0.00618131868131868">
            <text:p>0.01</text:p>
          </table:table-cell>
          <table:table-cell table:style-name="ce9" table:formula="of:=[.I7]/52" office:value-type="float" office:value="0.0741758241758242">
            <text:p>0.07</text:p>
          </table:table-cell>
          <table:table-cell table:style-name="ce10" office:value-type="float" office:value="0.01">
            <text:p>0.0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141600000">
            <text:p>141,600,000</text:p>
          </table:table-cell>
          <table:table-cell table:style-name="ce5" table:formula="of:=[.B8]/[.$B$13]" office:value-type="percentage" office:value="0.0385820549848778">
            <text:p>3.86%</text:p>
          </table:table-cell>
          <table:table-cell/>
          <table:table-cell table:style-name="ce9" table:formula="of:=[.F8]*60" office:value-type="float" office:value="60278400">
            <text:p>60,278,400.00</text:p>
          </table:table-cell>
          <table:table-cell table:style-name="ce9" table:formula="of:=[.G8]*60" office:value-type="float" office:value="1004640">
            <text:p>1,004,640.00</text:p>
          </table:table-cell>
          <table:table-cell table:style-name="ce9" table:formula="of:=[.H8]*24" office:value-type="float" office:value="16744">
            <text:p>16,744.00</text:p>
          </table:table-cell>
          <table:table-cell table:style-name="ce9" table:formula="of:=[.I8]*7" office:value-type="float" office:value="697.666666666667">
            <text:p>697.67</text:p>
          </table:table-cell>
          <table:table-cell table:style-name="ce9" table:formula="of:=[.K8]*52" office:value-type="float" office:value="99.6666666666667">
            <text:p>99.67</text:p>
          </table:table-cell>
          <table:table-cell table:style-name="ce9" office:value-type="float" office:value="23">
            <text:p>23.00</text:p>
          </table:table-cell>
          <table:table-cell table:style-name="ce9" table:formula="of:=[.J8]/12" office:value-type="float" office:value="1.91666666666667">
            <text:p>1.92</text:p>
          </table:table-cell>
          <table:table-cell table:style-name="ce10" table:formula="of:=[.J8]" office:value-type="float" office:value="23">
            <text:p>2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483600000">
            <text:p>483,600,000</text:p>
          </table:table-cell>
          <table:table-cell table:style-name="ce5" table:formula="of:=[.B9]/[.$B$13]" office:value-type="percentage" office:value="0.131767526770388">
            <text:p>13.18%</text:p>
          </table:table-cell>
          <table:table-cell/>
          <table:table-cell table:style-name="ce9" table:formula="of:=[.F9]*60" office:value-type="float" office:value="372153600">
            <text:p>372,153,600.00</text:p>
          </table:table-cell>
          <table:table-cell table:style-name="ce9" table:formula="of:=[.G9]*60" office:value-type="float" office:value="6202560">
            <text:p>6,202,560.00</text:p>
          </table:table-cell>
          <table:table-cell table:style-name="ce9" table:formula="of:=[.H9]*24" office:value-type="float" office:value="103376">
            <text:p>103,376.00</text:p>
          </table:table-cell>
          <table:table-cell table:style-name="ce9" table:formula="of:=[.I9]*7" office:value-type="float" office:value="4307.33333333333">
            <text:p>4,307.33</text:p>
          </table:table-cell>
          <table:table-cell table:style-name="ce9" table:formula="of:=[.K9]*52" office:value-type="float" office:value="615.333333333333">
            <text:p>615.33</text:p>
          </table:table-cell>
          <table:table-cell table:style-name="ce9" office:value-type="float" office:value="142">
            <text:p>142.00</text:p>
          </table:table-cell>
          <table:table-cell table:style-name="ce9" table:formula="of:=[.J9]/12" office:value-type="float" office:value="11.8333333333333">
            <text:p>11.83</text:p>
          </table:table-cell>
          <table:table-cell table:style-name="ce10" table:formula="of:=[.J9]" office:value-type="float" office:value="142">
            <text:p>14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886500000">
            <text:p>886,500,000</text:p>
          </table:table-cell>
          <table:table-cell table:style-name="ce5" table:formula="of:=[.B10]/[.$B$13]" office:value-type="percentage" office:value="0.241546551865072">
            <text:p>24.15%</text:p>
          </table:table-cell>
          <table:table-cell/>
          <table:table-cell table:style-name="ce9" table:formula="of:=[.F10]*60" office:value-type="float" office:value="927763200">
            <text:p>927,763,200.00</text:p>
          </table:table-cell>
          <table:table-cell table:style-name="ce9" table:formula="of:=[.G10]*60" office:value-type="float" office:value="15462720">
            <text:p>15,462,720.00</text:p>
          </table:table-cell>
          <table:table-cell table:style-name="ce9" table:formula="of:=[.H10]*24" office:value-type="float" office:value="257712">
            <text:p>257,712.00</text:p>
          </table:table-cell>
          <table:table-cell table:style-name="ce9" table:formula="of:=[.I10]*7" office:value-type="float" office:value="10738">
            <text:p>10,738.00</text:p>
          </table:table-cell>
          <table:table-cell table:style-name="ce9" table:formula="of:=[.K10]*52" office:value-type="float" office:value="1534">
            <text:p>1,534.00</text:p>
          </table:table-cell>
          <table:table-cell table:style-name="ce9" office:value-type="float" office:value="354">
            <text:p>354.00</text:p>
          </table:table-cell>
          <table:table-cell table:style-name="ce9" table:formula="of:=[.J10]/12" office:value-type="float" office:value="29.5">
            <text:p>29.50</text:p>
          </table:table-cell>
          <table:table-cell table:style-name="ce10" table:formula="of:=[.J10]" office:value-type="float" office:value="354">
            <text:p>35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1783700000">
            <text:p>1,783,700,000</text:p>
          </table:table-cell>
          <table:table-cell table:style-name="ce5" table:formula="of:=[.B11]/[.$B$13]" office:value-type="percentage" office:value="0.486008555625187">
            <text:p>48.60%</text:p>
          </table:table-cell>
          <table:table-cell/>
          <table:table-cell table:style-name="ce9" table:formula="of:=[.F11]*60" office:value-type="float" office:value="2644387200">
            <text:p>2,644,387,200.00</text:p>
          </table:table-cell>
          <table:table-cell table:style-name="ce9" table:formula="of:=[.G11]*60" office:value-type="float" office:value="44073120">
            <text:p>44,073,120.00</text:p>
          </table:table-cell>
          <table:table-cell table:style-name="ce9" table:formula="of:=[.H11]*24" office:value-type="float" office:value="734552">
            <text:p>734,552.00</text:p>
          </table:table-cell>
          <table:table-cell table:style-name="ce9" table:formula="of:=[.I11]*7" office:value-type="float" office:value="30606.3333333333">
            <text:p>30,606.33</text:p>
          </table:table-cell>
          <table:table-cell table:style-name="ce9" table:formula="of:=[.K11]*52" office:value-type="float" office:value="4372.33333333333">
            <text:p>4,372.33</text:p>
          </table:table-cell>
          <table:table-cell table:style-name="ce9" office:value-type="float" office:value="1009">
            <text:p>1,009.00</text:p>
          </table:table-cell>
          <table:table-cell table:style-name="ce9" table:formula="of:=[.J11]/12" office:value-type="float" office:value="84.0833333333333">
            <text:p>84.08</text:p>
          </table:table-cell>
          <table:table-cell table:style-name="ce10" table:formula="of:=[.J11]" office:value-type="float" office:value="1009">
            <text:p>100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795200000">
            <text:p>2,795,200,000</text:p>
          </table:table-cell>
          <table:table-cell table:style-name="ce5" table:formula="of:=[.B12]/[.$B$13]" office:value-type="percentage" office:value="0.761614124955723">
            <text:p>76.16%</text:p>
          </table:table-cell>
          <table:table-cell/>
          <table:table-cell table:style-name="ce9" table:formula="of:=[.F12]*60" office:value-type="float" office:value="5186563200">
            <text:p>5,186,563,200.00</text:p>
          </table:table-cell>
          <table:table-cell table:style-name="ce9" table:formula="of:=[.G12]*60" office:value-type="float" office:value="86442720">
            <text:p>86,442,720.00</text:p>
          </table:table-cell>
          <table:table-cell table:style-name="ce9" table:formula="of:=[.H12]*24" office:value-type="float" office:value="1440712">
            <text:p>1,440,712.00</text:p>
          </table:table-cell>
          <table:table-cell table:style-name="ce9" table:formula="of:=[.I12]*7" office:value-type="float" office:value="60029.6666666667">
            <text:p>60,029.67</text:p>
          </table:table-cell>
          <table:table-cell table:style-name="ce9" table:formula="of:=[.K12]*52" office:value-type="float" office:value="8575.66666666667">
            <text:p>8,575.67</text:p>
          </table:table-cell>
          <table:table-cell table:style-name="ce9" office:value-type="float" office:value="1979">
            <text:p>1,979.00</text:p>
          </table:table-cell>
          <table:table-cell table:style-name="ce9" table:formula="of:=[.J12]/12" office:value-type="float" office:value="164.916666666667">
            <text:p>164.92</text:p>
          </table:table-cell>
          <table:table-cell table:style-name="ce10" table:formula="of:=[.J12]" office:value-type="float" office:value="1979">
            <text:p>1979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3670100000">
            <text:p>3,670,100,000</text:p>
          </table:table-cell>
          <table:table-cell table:style-name="ce5" table:formula="of:=[.B13]/[.$B$13]" office:value-type="percentage" office:value="1">
            <text:p>100.00%</text:p>
          </table:table-cell>
          <table:table-cell/>
          <table:table-cell table:style-name="ce9" table:formula="of:=[.F13]*60" office:value-type="float" office:value="7802121600">
            <text:p>7,802,121,600.00</text:p>
          </table:table-cell>
          <table:table-cell table:style-name="ce9" table:formula="of:=[.G13]*60" office:value-type="float" office:value="130035360">
            <text:p>130,035,360.00</text:p>
          </table:table-cell>
          <table:table-cell table:style-name="ce9" table:formula="of:=[.H13]*24" office:value-type="float" office:value="2167256">
            <text:p>2,167,256.00</text:p>
          </table:table-cell>
          <table:table-cell table:style-name="ce9" table:formula="of:=[.I13]*7" office:value-type="float" office:value="90302.3333333334">
            <text:p>90,302.33</text:p>
          </table:table-cell>
          <table:table-cell table:style-name="ce9" table:formula="of:=[.K13]*52" office:value-type="float" office:value="12900.3333333333">
            <text:p>12,900.33</text:p>
          </table:table-cell>
          <table:table-cell table:style-name="ce9" office:value-type="float" office:value="2977">
            <text:p>2,977.00</text:p>
          </table:table-cell>
          <table:table-cell table:style-name="ce9" table:formula="of:=[.J13]/12" office:value-type="float" office:value="248.083333333333">
            <text:p>248.08</text:p>
          </table:table-cell>
          <table:table-cell table:style-name="ce10" table:formula="of:=[.J13]" office:value-type="float" office:value="2977">
            <text:p>2977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 table:number-rows-repeated="104856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3" number:min-integer-digits="1" number:grouping="true"/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/06/2015</text:date>, <text:time>00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ulchinock</meta:initial-creator>
    <meta:creation-date>2015-06-02T23:22:42.22</meta:creation-date>
    <dc:date>2015-06-03T00:58:45.55</dc:date>
    <dc:creator>Alex Mulchinock</dc:creator>
    <meta:editing-duration>PT1H34M20S</meta:editing-duration>
    <meta:editing-cycles>14</meta:editing-cycles>
    <meta:generator>OpenOffice/4.1.0$Win32 OpenOffice.org_project/410m18$Build-9764</meta:generator>
    <meta:document-statistic meta:table-count="3" meta:cell-count="132" meta:object-count="0"/>
  </office:meta>
</office:document-meta>
</file>